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top="0in" fo:margin-bottom="0in" fo:line-height="100%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's surprisingly hard to get good databases.</text:p>
      <text:p text:style-name="P1"/>
      <text:p text:style-name="P1"/>
      <text:p text:style-name="P1">Wikipedia torrents (text only):</text:p>
      <text:p text:style-name="P1"><text:tab/><text:a xlink:type="simple" xlink:href="https://meta.wikimedia.org/wiki/Data_dump_torrents" text:style-name="Internet_20_link" text:visited-style-name="Visited_20_Internet_20_Link">https://meta.wikimedia.org/wiki/Data_dump_torrents</text:a></text:p>
      <text:p text:style-name="P1"/>
      <text:p text:style-name="P1">Auto web-scraping (seems to also have an API):</text:p>
      <text:p text:style-name="P1"><text:tab/><text:a xlink:type="simple" xlink:href="https://magic.import.io/examples" text:style-name="Internet_20_link" text:visited-style-name="Visited_20_Internet_20_Link">https://magic.import.io/examples</text:a></text:p>
      <text:p text:style-name="P1"/>
      <text:p text:style-name="P1">Image database (131 MB compressed):</text:p>
      <text:p text:style-name="P1"><text:s text:c="13"/><text:a xlink:type="simple" xlink:href="http://www.vision.caltech.edu/Image_Datasets/Caltech101/" text:style-name="Internet_20_link" text:visited-style-name="Visited_20_Internet_20_Link">http://www.vision.caltech.edu/Image_Datasets/Caltech101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Kevin</meta:initial-creator>
    <meta:creation-date>2016-01-13T09:53:36</meta:creation-date>
    <dc:date>2016-02-01T11:51:32</dc:date>
    <dc:creator>Kevin Kevin</dc:creator>
    <meta:editing-duration>PT11M25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7" meta:word-count="27" meta:character-count="310"/>
  </office:meta>
</office:document-meta>
</file>